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Lucida Sans1" svg:font-family="'Lucida Sans'" style:font-family-generic="swiss"/>
    <style:font-face style:name="Plantagenet Cherokee" svg:font-family="'Plantagenet Cherokee'" style:font-pitch="variable"/>
    <style:font-face style:name="Trajan Pro" svg:font-family="'Trajan Pr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48pt" style:font-size-asian="48pt" style:font-size-complex="48pt"/>
    </style:style>
    <style:style style:name="P2" style:family="paragraph" style:parent-style-name="Standard">
      <style:paragraph-properties fo:text-align="center" style:justify-single-word="false"/>
      <style:text-properties style:font-name="Plantagenet Cherokee" fo:font-size="48pt" style:font-size-asian="48pt" style:font-size-complex="48pt"/>
    </style:style>
    <style:style style:name="P3" style:family="paragraph" style:parent-style-name="Standard">
      <style:paragraph-properties fo:text-align="center" style:justify-single-word="false"/>
      <style:text-properties style:font-name="Plantagenet Cherokee"/>
    </style:style>
    <style:style style:name="P4" style:family="paragraph" style:parent-style-name="Standard">
      <style:paragraph-properties fo:text-align="center" style:justify-single-word="false"/>
      <style:text-properties style:font-name="Plantagenet Cherokee" fo:font-size="18pt" style:font-size-asian="18pt" style:font-size-complex="18pt"/>
    </style:style>
    <style:style style:name="P5" style:family="paragraph" style:parent-style-name="Standard">
      <style:paragraph-properties fo:text-align="end" style:justify-single-word="false"/>
      <style:text-properties style:font-name="Plantagenet Cherokee" fo:font-size="16pt" style:font-size-asian="16pt" style:font-size-complex="16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center" style:justify-single-word="false"/>
    </style:style>
    <style:style style:name="P8" style:family="paragraph" style:parent-style-name="Standard">
      <style:text-properties style:font-name="Trajan Pro"/>
    </style:style>
    <style:style style:name="P9" style:family="paragraph" style:parent-style-name="Standard">
      <style:paragraph-properties fo:text-align="center" style:justify-single-word="false"/>
      <style:text-properties style:font-name="Trajan Pro"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start" style:justify-single-word="false"/>
      <style:text-properties style:font-name="Trajan Pro" fo:font-style="normal" style:text-underline-style="none" fo:font-weight="normal" style:font-style-asian="normal" style:font-weight-asian="normal" style:font-style-complex="normal" style:font-weight-complex="normal"/>
    </style:style>
    <style:style style:name="P11" style:family="paragraph" style:parent-style-name="Heading_20_2">
      <style:paragraph-properties fo:text-align="center" style:justify-single-word="false"/>
      <style:text-properties style:font-name="Trajan Pro"/>
    </style:style>
    <style:style style:name="T1" style:family="text">
      <style:text-properties fo:font-variant="normal" fo:text-transform="none" fo:color="#484848" style:font-name="Arial1" fo:font-size="13pt" fo:letter-spacing="normal" fo:font-style="normal" style:text-underline-style="solid" style:text-underline-width="auto" style:text-underline-color="font-color" fo:font-weight="bold" style:font-size-asian="13pt" style:font-size-complex="13pt"/>
    </style:style>
    <style:style style:name="T2" style:family="text">
      <style:text-properties fo:font-variant="normal" fo:text-transform="none" fo:color="#484848" fo:font-size="13pt" fo:letter-spacing="normal" fo:font-style="normal" style:text-underline-style="solid" style:text-underline-width="auto" style:text-underline-color="font-color" fo:font-weight="bold"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INFOME PRÁCTICA 6</text:p>
      <text:p text:style-name="P3"/>
      <text:p text:style-name="P4">DESARROLLO DE SISTEMAS INFORMÁTICOS</text:p>
      <text:p text:style-name="P4"/>
      <text:p text:style-name="P4"/>
      <text:p text:style-name="P4"/>
      <text:p text:style-name="P4"/>
      <text:p text:style-name="P5"/>
      <text:p text:style-name="P5"/>
      <text:p text:style-name="P5"/>
      <text:p text:style-name="P5"/>
      <text:p text:style-name="P5"/>
      <text:p text:style-name="P5">SERGIO AFONSO GARCIA</text:p>
      <text:p text:style-name="P5">ALU3877</text:p>
      <text:p text:style-name="P5">3ºGRADO I. INFORMÁTICA</text:p>
      <text:p text:style-name="P5"/>
      <text:p text:style-name="P6"/>
      <text:p text:style-name="Standard"/>
      <text:p text:style-name="Standard"/>
      <text:p text:style-name="Standard"/>
      <text:p text:style-name="Standard"/>
      <text:p text:style-name="Standard"/>
      <text:p text:style-name="Standard"/>
      <text:p text:style-name="P7"/>
      <text:p text:style-name="Standard"/>
      <text:p text:style-name="Standard"/>
      <text:p text:style-name="Standard"/>
      <text:p text:style-name="Standard"/>
      <text:h text:style-name="P11" text:outline-level="2"><text:soft-page-break/><text:span text:style-name="T2">REPASANDO RUBY PARA RAILS Y APRENDIENDO PYTHON PARA DJANGO</text:span></text:h>
      <text:p text:style-name="P8"/>
      <text:p text:style-name="P8">En esta práctica tendremos como objetivo hacer uso en nuestro cógido de layouts que son utiles para la refactorizacion del código.</text:p>
      <text:p text:style-name="P8"/>
      <text:p text:style-name="P8">Para ello modificamos el layout de la aplicación situado en (app/views/layouts/application.html.erb) <text:s/>para que, en esta ocacion, al visitar cualquiera de nuestras páginas estáticas pertenecientes al proyecto se mostrara el título de cada una de ella. Esto la conseguimos mediate la implementacion de una funcion yeild de Ruby.</text:p>
      <text:p text:style-name="P8"/>
      <text:p text:style-name="P8">Por otro lado este ejercicio nos da los primeros pasos para el uso de Helpers. En esta ocacion prodecimos a construir un Helper cuya funcion seria que cuando la página se quisiera visitar y no tuviese título se mostrara un mensaje por defecto.</text:p>
      <text:p text:style-name="P8"/>
      <text:p text:style-name="P8">De esta forma, es decir, ayundonos de los Helpers podremos construir pruebas sólidas para nuestra aplicación en Ruby on Rails.</text:p>
      <text:p text:style-name="P8"/>
      <text:p text:style-name="P8">Por último procedimos a modificar las distintas pruebas de nuestra aplicación para asi adaptarlas a los nuevos Helpers contruidos. Finalmente se hiso un repaso por los distintos conocimientos sobre ruby poniendolos a prueba en nuestra aplicación mediante la consola.</text:p>
      <text:p text:style-name="P8"/>
      <text:p text:style-name="P9">DJANGO</text:p>
      <text:p text:style-name="P9"/>
      <text:p text:style-name="P10">En esta segunda parte de la práctica y aprovechando la base de datos creada en anteriores prácticas del proyecto en Django, además de los flatpages de la práctica anterior ampliamos el proyecto añadiendo una ruta estática para las hojas de estilo y le indicamos a Django donde se encuentran los templates de nuestra aplicación. Para ello debemos trabajar en el archivo “settings.py”.</text:p>
      <text:p text:style-name="P10"/>
      <text:p text:style-name="P10">Posteriormente comprobamos el correcto funcionamiento de la plantilla con una página estática y un archivo Css.</text:p>
      <text:p text:style-name="P10"/>
      <text:p text:style-name="P10">Por último realizamos un repaso por los distintos conocimientos de comandos en 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Lucida Sans1" svg:font-family="'Lucida Sans'" style:font-family-generic="swiss"/>
    <style:font-face style:name="Plantagenet Cherokee" svg:font-family="'Plantagenet Cherokee'" style:font-pitch="variable"/>
    <style:font-face style:name="Trajan Pro" svg:font-family="'Trajan Pr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16:53:55</meta:creation-date>
    <dc:date>2013-09-05T10:50:44</dc:date>
    <meta:editing-duration>PT17M51S</meta:editing-duration>
    <meta:editing-cycles>2</meta:editing-cycles>
    <meta:generator>OpenOffice.org/3.4.1$Unix OpenOffice.org_project/341m1$Build-9593</meta:generator>
    <meta:document-statistic meta:table-count="0" meta:image-count="0" meta:object-count="0" meta:page-count="2" meta:paragraph-count="15" meta:word-count="285" meta:character-count="1836"/>
  </office:meta>
</office:document-meta>
</file>